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fisico quimica"/>fisico quimica<text:bookmark-end text:name="fisico quimica"/></text:h>
      <text:h text:style-name="Heading_20_2" text:outline-level="2"><text:bookmark-start text:name="temas"/>temas<text:bookmark-end text:name="temas"/></text:h>
      <text:h text:style-name="Heading_20_3" text:outline-level="3"><text:bookmark-start text:name="estructura interna de la materia"/>estructura interna de la materia<text:bookmark-end text:name="estructura interna de la materia"/></text:h>
      <text:h text:style-name="Heading_20_3" text:outline-level="3"><text:bookmark-start text:name="elementos quimicos"/>elementos quimicos<text:bookmark-end text:name="elementos quimicos"/></text:h>
      <text:h text:style-name="Heading_20_1" text:outline-level="1"><text:bookmark-start text:name="estructura-de-la-materia"/>estructura de la materia<text:bookmark-end text:name="estructura-de-la-materia"/></text:h>
      <text:p text:style-name="First_20_paragraph">sustancia &gt; moleculas &gt; atomos</text:p>
      <text:p text:style-name="Text_20_body">atomo &gt; nucleo y electrones</text:p>
      <text:p text:style-name="Text_20_body">nucleo &gt; protones y neutrones</text:p>
      <text:p text:style-name="Text_20_body">protones &gt; numero de elmento</text:p>
      <text:p text:style-name="Text_20_body">isotopo &gt; numero masico</text:p>
      <text:p text:style-name="Text_20_body">numero masico - numero de elemento = numero de neutrones</text:p>
      <text:h text:style-name="Heading_20_2" text:outline-level="2"><text:bookmark-start text:name="ej"/>ej<text:bookmark-end text:name="ej"/></text:h>
      <text:p text:style-name="First_20_paragraph">sustancia agua</text:p>
      <text:p text:style-name="Text_20_body">molecula H2O</text:p>
      <text:p text:style-name="Text_20_body">atomos hidrogeno, hidrogeno, oxigeno</text:p>
      <text:p text:style-name="Text_20_body">hidrogeno &gt; 1 proton y 1 electron</text:p>
      <text:p text:style-name="Text_20_body">oxigeno &gt; 8 protones, 8+ neutrones, 8 electrones</text:p>
      <text:h text:style-name="Heading_20_1" text:outline-level="1"><text:bookmark-start text:name="elementos-quimicos"/>elementos quimicos<text:bookmark-end text:name="elementos-quimicos"/></text:h>
      <text:p text:style-name="First_20_paragraph">el nro de elemento indica el nro de protones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8.2</meta:generator>
    <dc:title/>
    <dc:description/>
    <dc:subject/>
    <meta:keyword/>
    <meta:initial-creator/>
    <dc:creator/>
    <meta:creation-date>2025-10-21T20:28:48Z</meta:creation-date>
    <dc:date>2025-10-21T20:28:48Z</dc:date>
  </office:meta>
</office:document-meta>
</file>